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6_07:00:4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393027" calcext:value-type="float">
            <text:p>1393027</text:p>
          </table:table-cell>
          <table:table-cell office:value-type="float" office:value="1245803" calcext:value-type="float">
            <text:p>1245803</text:p>
          </table:table-cell>
          <table:table-cell office:value-type="float" office:value="147224" calcext:value-type="float">
            <text:p>147224</text:p>
          </table:table-cell>
          <table:table-cell/>
          <table:table-cell office:value-type="float" office:value="113145" calcext:value-type="float">
            <text:p>113145</text:p>
          </table:table-cell>
          <table:table-cell office:value-type="float" office:value="106554" calcext:value-type="float">
            <text:p>106554</text:p>
          </table:table-cell>
          <table:table-cell office:value-type="float" office:value="6591" calcext:value-type="float">
            <text:p>6591</text:p>
          </table:table-cell>
          <table:table-cell/>
          <table:table-cell office:value-type="float" office:value="44681" calcext:value-type="float">
            <text:p>44681</text:p>
          </table:table-cell>
          <table:table-cell office:value-type="float" office:value="38764" calcext:value-type="float">
            <text:p>38764</text:p>
          </table:table-cell>
          <table:table-cell office:value-type="float" office:value="5917" calcext:value-type="float">
            <text:p>5917</text:p>
          </table:table-cell>
          <table:table-cell/>
          <table:table-cell table:formula="of:=[.M2]/([.E2]+[.I2]+[.M2])" office:value-type="percentage" office:value="0.0370432975233516" calcext:value-type="percentage">
            <text:p>3.7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428288" calcext:value-type="float">
            <text:p>1428288</text:p>
          </table:table-cell>
          <table:table-cell office:value-type="float" office:value="1280774" calcext:value-type="float">
            <text:p>1280774</text:p>
          </table:table-cell>
          <table:table-cell office:value-type="float" office:value="147514" calcext:value-type="float">
            <text:p>147514</text:p>
          </table:table-cell>
          <table:table-cell/>
          <table:table-cell office:value-type="float" office:value="90052" calcext:value-type="float">
            <text:p>90052</text:p>
          </table:table-cell>
          <table:table-cell office:value-type="float" office:value="83820" calcext:value-type="float">
            <text:p>83820</text:p>
          </table:table-cell>
          <table:table-cell office:value-type="float" office:value="6232" calcext:value-type="float">
            <text:p>6232</text:p>
          </table:table-cell>
          <table:table-cell/>
          <table:table-cell office:value-type="float" office:value="39812" calcext:value-type="float">
            <text:p>39812</text:p>
          </table:table-cell>
          <table:table-cell office:value-type="float" office:value="33804" calcext:value-type="float">
            <text:p>33804</text:p>
          </table:table-cell>
          <table:table-cell office:value-type="float" office:value="6008" calcext:value-type="float">
            <text:p>6008</text:p>
          </table:table-cell>
          <table:table-cell/>
          <table:table-cell table:formula="of:=[.M3]/([.E3]+[.I3]+[.M3])" office:value-type="percentage" office:value="0.0376078220263655" calcext:value-type="percentage">
            <text:p>3.76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233800" calcext:value-type="float">
            <text:p>1233800</text:p>
          </table:table-cell>
          <table:table-cell office:value-type="float" office:value="1105264" calcext:value-type="float">
            <text:p>1105264</text:p>
          </table:table-cell>
          <table:table-cell office:value-type="float" office:value="128536" calcext:value-type="float">
            <text:p>128536</text:p>
          </table:table-cell>
          <table:table-cell/>
          <table:table-cell office:value-type="float" office:value="130680" calcext:value-type="float">
            <text:p>130680</text:p>
          </table:table-cell>
          <table:table-cell office:value-type="float" office:value="110419" calcext:value-type="float">
            <text:p>110419</text:p>
          </table:table-cell>
          <table:table-cell office:value-type="float" office:value="20261" calcext:value-type="float">
            <text:p>20261</text:p>
          </table:table-cell>
          <table:table-cell/>
          <table:table-cell office:value-type="float" office:value="137564" calcext:value-type="float">
            <text:p>137564</text:p>
          </table:table-cell>
          <table:table-cell office:value-type="float" office:value="126432" calcext:value-type="float">
            <text:p>126432</text:p>
          </table:table-cell>
          <table:table-cell office:value-type="float" office:value="11132" calcext:value-type="float">
            <text:p>11132</text:p>
          </table:table-cell>
          <table:table-cell/>
          <table:table-cell table:formula="of:=[.M4]/([.E4]+[.I4]+[.M4])" office:value-type="percentage" office:value="0.0696058876126281" calcext:value-type="percentage">
            <text:p>6.96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297490" calcext:value-type="float">
            <text:p>1297490</text:p>
          </table:table-cell>
          <table:table-cell office:value-type="float" office:value="1162537" calcext:value-type="float">
            <text:p>1162537</text:p>
          </table:table-cell>
          <table:table-cell office:value-type="float" office:value="134953" calcext:value-type="float">
            <text:p>134953</text:p>
          </table:table-cell>
          <table:table-cell/>
          <table:table-cell office:value-type="float" office:value="168221" calcext:value-type="float">
            <text:p>168221</text:p>
          </table:table-cell>
          <table:table-cell office:value-type="float" office:value="153848" calcext:value-type="float">
            <text:p>153848</text:p>
          </table:table-cell>
          <table:table-cell office:value-type="float" office:value="14373" calcext:value-type="float">
            <text:p>14373</text:p>
          </table:table-cell>
          <table:table-cell/>
          <table:table-cell office:value-type="float" office:value="70964" calcext:value-type="float">
            <text:p>70964</text:p>
          </table:table-cell>
          <table:table-cell office:value-type="float" office:value="60486" calcext:value-type="float">
            <text:p>60486</text:p>
          </table:table-cell>
          <table:table-cell office:value-type="float" office:value="10478" calcext:value-type="float">
            <text:p>10478</text:p>
          </table:table-cell>
          <table:table-cell/>
          <table:table-cell table:formula="of:=[.M5]/([.E5]+[.I5]+[.M5])" office:value-type="percentage" office:value="0.0655678205802108" calcext:value-type="percentage">
            <text:p>6.56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433476" calcext:value-type="float">
            <text:p>1433476</text:p>
          </table:table-cell>
          <table:table-cell office:value-type="float" office:value="1285329" calcext:value-type="float">
            <text:p>1285329</text:p>
          </table:table-cell>
          <table:table-cell office:value-type="float" office:value="148147" calcext:value-type="float">
            <text:p>148147</text:p>
          </table:table-cell>
          <table:table-cell/>
          <table:table-cell office:value-type="float" office:value="86493" calcext:value-type="float">
            <text:p>86493</text:p>
          </table:table-cell>
          <table:table-cell office:value-type="float" office:value="80548" calcext:value-type="float">
            <text:p>80548</text:p>
          </table:table-cell>
          <table:table-cell office:value-type="float" office:value="5945" calcext:value-type="float">
            <text:p>5945</text:p>
          </table:table-cell>
          <table:table-cell/>
          <table:table-cell office:value-type="float" office:value="38731" calcext:value-type="float">
            <text:p>38731</text:p>
          </table:table-cell>
          <table:table-cell office:value-type="float" office:value="33056" calcext:value-type="float">
            <text:p>33056</text:p>
          </table:table-cell>
          <table:table-cell office:value-type="float" office:value="5675" calcext:value-type="float">
            <text:p>5675</text:p>
          </table:table-cell>
          <table:table-cell/>
          <table:table-cell table:formula="of:=[.M6]/([.E6]+[.I6]+[.M6])" office:value-type="percentage" office:value="0.0355204766941859" calcext:value-type="percentage">
            <text:p>3.55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315188" calcext:value-type="float">
            <text:p>1315188</text:p>
          </table:table-cell>
          <table:table-cell office:value-type="float" office:value="1179521" calcext:value-type="float">
            <text:p>1179521</text:p>
          </table:table-cell>
          <table:table-cell office:value-type="float" office:value="135667" calcext:value-type="float">
            <text:p>135667</text:p>
          </table:table-cell>
          <table:table-cell/>
          <table:table-cell office:value-type="float" office:value="108728" calcext:value-type="float">
            <text:p>108728</text:p>
          </table:table-cell>
          <table:table-cell office:value-type="float" office:value="102013" calcext:value-type="float">
            <text:p>102013</text:p>
          </table:table-cell>
          <table:table-cell office:value-type="float" office:value="6715" calcext:value-type="float">
            <text:p>6715</text:p>
          </table:table-cell>
          <table:table-cell/>
          <table:table-cell office:value-type="float" office:value="109466" calcext:value-type="float">
            <text:p>109466</text:p>
          </table:table-cell>
          <table:table-cell office:value-type="float" office:value="92092" calcext:value-type="float">
            <text:p>92092</text:p>
          </table:table-cell>
          <table:table-cell office:value-type="float" office:value="17374" calcext:value-type="float">
            <text:p>17374</text:p>
          </table:table-cell>
          <table:table-cell/>
          <table:table-cell table:formula="of:=[.M7]/([.E7]+[.I7]+[.M7])" office:value-type="percentage" office:value="0.108753348857007" calcext:value-type="percentage">
            <text:p>10.88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220454" calcext:value-type="float">
            <text:p>1220454</text:p>
          </table:table-cell>
          <table:table-cell office:value-type="float" office:value="1090880" calcext:value-type="float">
            <text:p>1090880</text:p>
          </table:table-cell>
          <table:table-cell office:value-type="float" office:value="129574" calcext:value-type="float">
            <text:p>129574</text:p>
          </table:table-cell>
          <table:table-cell/>
          <table:table-cell office:value-type="float" office:value="147447" calcext:value-type="float">
            <text:p>147447</text:p>
          </table:table-cell>
          <table:table-cell office:value-type="float" office:value="136977" calcext:value-type="float">
            <text:p>136977</text:p>
          </table:table-cell>
          <table:table-cell office:value-type="float" office:value="10470" calcext:value-type="float">
            <text:p>10470</text:p>
          </table:table-cell>
          <table:table-cell/>
          <table:table-cell office:value-type="float" office:value="137367" calcext:value-type="float">
            <text:p>137367</text:p>
          </table:table-cell>
          <table:table-cell office:value-type="float" office:value="117689" calcext:value-type="float">
            <text:p>117689</text:p>
          </table:table-cell>
          <table:table-cell office:value-type="float" office:value="19678" calcext:value-type="float">
            <text:p>19678</text:p>
          </table:table-cell>
          <table:table-cell/>
          <table:table-cell table:formula="of:=[.M8]/([.E8]+[.I8]+[.M8])" office:value-type="percentage" office:value="0.123201562715218" calcext:value-type="percentage">
            <text:p>12.32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222291" calcext:value-type="float">
            <text:p>1222291</text:p>
          </table:table-cell>
          <table:table-cell office:value-type="float" office:value="1096046" calcext:value-type="float">
            <text:p>1096046</text:p>
          </table:table-cell>
          <table:table-cell office:value-type="float" office:value="126245" calcext:value-type="float">
            <text:p>126245</text:p>
          </table:table-cell>
          <table:table-cell/>
          <table:table-cell office:value-type="float" office:value="129474" calcext:value-type="float">
            <text:p>129474</text:p>
          </table:table-cell>
          <table:table-cell office:value-type="float" office:value="115133" calcext:value-type="float">
            <text:p>115133</text:p>
          </table:table-cell>
          <table:table-cell office:value-type="float" office:value="14341" calcext:value-type="float">
            <text:p>14341</text:p>
          </table:table-cell>
          <table:table-cell/>
          <table:table-cell office:value-type="float" office:value="149618" calcext:value-type="float">
            <text:p>149618</text:p>
          </table:table-cell>
          <table:table-cell office:value-type="float" office:value="130366" calcext:value-type="float">
            <text:p>130366</text:p>
          </table:table-cell>
          <table:table-cell office:value-type="float" office:value="19252" calcext:value-type="float">
            <text:p>19252</text:p>
          </table:table-cell>
          <table:table-cell/>
          <table:table-cell table:formula="of:=[.M9]/([.E9]+[.I9]+[.M9])" office:value-type="percentage" office:value="0.120446952539446" calcext:value-type="percentage">
            <text:p>12.04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328553" calcext:value-type="float">
            <text:p>1328553</text:p>
          </table:table-cell>
          <table:table-cell office:value-type="float" office:value="1192070" calcext:value-type="float">
            <text:p>1192070</text:p>
          </table:table-cell>
          <table:table-cell office:value-type="float" office:value="136483" calcext:value-type="float">
            <text:p>136483</text:p>
          </table:table-cell>
          <table:table-cell/>
          <table:table-cell office:value-type="float" office:value="98367" calcext:value-type="float">
            <text:p>98367</text:p>
          </table:table-cell>
          <table:table-cell office:value-type="float" office:value="91953" calcext:value-type="float">
            <text:p>91953</text:p>
          </table:table-cell>
          <table:table-cell office:value-type="float" office:value="6414" calcext:value-type="float">
            <text:p>6414</text:p>
          </table:table-cell>
          <table:table-cell/>
          <table:table-cell office:value-type="float" office:value="109824" calcext:value-type="float">
            <text:p>109824</text:p>
          </table:table-cell>
          <table:table-cell office:value-type="float" office:value="92888" calcext:value-type="float">
            <text:p>92888</text:p>
          </table:table-cell>
          <table:table-cell office:value-type="float" office:value="16936" calcext:value-type="float">
            <text:p>16936</text:p>
          </table:table-cell>
          <table:table-cell/>
          <table:table-cell table:formula="of:=[.M10]/([.E10]+[.I10]+[.M10])" office:value-type="percentage" office:value="0.105960596372464" calcext:value-type="percentage">
            <text:p>10.60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279546" calcext:value-type="float">
            <text:p>1279546</text:p>
          </table:table-cell>
          <table:table-cell office:value-type="float" office:value="1144711" calcext:value-type="float">
            <text:p>1144711</text:p>
          </table:table-cell>
          <table:table-cell office:value-type="float" office:value="134835" calcext:value-type="float">
            <text:p>134835</text:p>
          </table:table-cell>
          <table:table-cell/>
          <table:table-cell office:value-type="float" office:value="181183" calcext:value-type="float">
            <text:p>181183</text:p>
          </table:table-cell>
          <table:table-cell office:value-type="float" office:value="168236" calcext:value-type="float">
            <text:p>168236</text:p>
          </table:table-cell>
          <table:table-cell office:value-type="float" office:value="12947" calcext:value-type="float">
            <text:p>12947</text:p>
          </table:table-cell>
          <table:table-cell/>
          <table:table-cell office:value-type="float" office:value="73031" calcext:value-type="float">
            <text:p>73031</text:p>
          </table:table-cell>
          <table:table-cell office:value-type="float" office:value="60991" calcext:value-type="float">
            <text:p>60991</text:p>
          </table:table-cell>
          <table:table-cell office:value-type="float" office:value="12040" calcext:value-type="float">
            <text:p>12040</text:p>
          </table:table-cell>
          <table:table-cell/>
          <table:table-cell table:formula="of:=[.M11]/([.E11]+[.I11]+[.M11])" office:value-type="percentage" office:value="0.0753338088623594" calcext:value-type="percentage">
            <text:p>7.53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206800" calcext:value-type="float">
            <text:p>1206800</text:p>
          </table:table-cell>
          <table:table-cell office:value-type="float" office:value="1075320" calcext:value-type="float">
            <text:p>1075320</text:p>
          </table:table-cell>
          <table:table-cell office:value-type="float" office:value="131480" calcext:value-type="float">
            <text:p>131480</text:p>
          </table:table-cell>
          <table:table-cell/>
          <table:table-cell office:value-type="float" office:value="163764" calcext:value-type="float">
            <text:p>163764</text:p>
          </table:table-cell>
          <table:table-cell office:value-type="float" office:value="155060" calcext:value-type="float">
            <text:p>155060</text:p>
          </table:table-cell>
          <table:table-cell office:value-type="float" office:value="8704" calcext:value-type="float">
            <text:p>8704</text:p>
          </table:table-cell>
          <table:table-cell/>
          <table:table-cell office:value-type="float" office:value="133751" calcext:value-type="float">
            <text:p>133751</text:p>
          </table:table-cell>
          <table:table-cell office:value-type="float" office:value="114084" calcext:value-type="float">
            <text:p>114084</text:p>
          </table:table-cell>
          <table:table-cell office:value-type="float" office:value="19667" calcext:value-type="float">
            <text:p>19667</text:p>
          </table:table-cell>
          <table:table-cell/>
          <table:table-cell table:formula="of:=[.M12]/([.E12]+[.I12]+[.M12])" office:value-type="percentage" office:value="0.123033324783705" calcext:value-type="percentage">
            <text:p>12.3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387641" calcext:value-type="float">
            <text:p>1387641</text:p>
          </table:table-cell>
          <table:table-cell office:value-type="float" office:value="1243690" calcext:value-type="float">
            <text:p>1243690</text:p>
          </table:table-cell>
          <table:table-cell office:value-type="float" office:value="143951" calcext:value-type="float">
            <text:p>143951</text:p>
          </table:table-cell>
          <table:table-cell/>
          <table:table-cell office:value-type="float" office:value="125633" calcext:value-type="float">
            <text:p>125633</text:p>
          </table:table-cell>
          <table:table-cell office:value-type="float" office:value="116468" calcext:value-type="float">
            <text:p>116468</text:p>
          </table:table-cell>
          <table:table-cell office:value-type="float" office:value="9165" calcext:value-type="float">
            <text:p>9165</text:p>
          </table:table-cell>
          <table:table-cell/>
          <table:table-cell office:value-type="float" office:value="43049" calcext:value-type="float">
            <text:p>43049</text:p>
          </table:table-cell>
          <table:table-cell office:value-type="float" office:value="36238" calcext:value-type="float">
            <text:p>36238</text:p>
          </table:table-cell>
          <table:table-cell office:value-type="float" office:value="6811" calcext:value-type="float">
            <text:p>6811</text:p>
          </table:table-cell>
          <table:table-cell/>
          <table:table-cell table:formula="of:=[.M13]/([.E13]+[.I13]+[.M13])" office:value-type="percentage" office:value="0.0425881808575162" calcext:value-type="percentage">
            <text:p>4.26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420967" calcext:value-type="float">
            <text:p>1420967</text:p>
          </table:table-cell>
          <table:table-cell office:value-type="float" office:value="1273122" calcext:value-type="float">
            <text:p>1273122</text:p>
          </table:table-cell>
          <table:table-cell office:value-type="float" office:value="147845" calcext:value-type="float">
            <text:p>147845</text:p>
          </table:table-cell>
          <table:table-cell/>
          <table:table-cell office:value-type="float" office:value="93835" calcext:value-type="float">
            <text:p>93835</text:p>
          </table:table-cell>
          <table:table-cell office:value-type="float" office:value="87939" calcext:value-type="float">
            <text:p>87939</text:p>
          </table:table-cell>
          <table:table-cell office:value-type="float" office:value="5896" calcext:value-type="float">
            <text:p>5896</text:p>
          </table:table-cell>
          <table:table-cell/>
          <table:table-cell office:value-type="float" office:value="40406" calcext:value-type="float">
            <text:p>40406</text:p>
          </table:table-cell>
          <table:table-cell office:value-type="float" office:value="34383" calcext:value-type="float">
            <text:p>34383</text:p>
          </table:table-cell>
          <table:table-cell office:value-type="float" office:value="6023" calcext:value-type="float">
            <text:p>6023</text:p>
          </table:table-cell>
          <table:table-cell/>
          <table:table-cell table:formula="of:=[.M14]/([.E14]+[.I14]+[.M14])" office:value-type="percentage" office:value="0.0376993565509126" calcext:value-type="percentage">
            <text:p>3.77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187854" calcext:value-type="float">
            <text:p>1187854</text:p>
          </table:table-cell>
          <table:table-cell office:value-type="float" office:value="1063660" calcext:value-type="float">
            <text:p>1063660</text:p>
          </table:table-cell>
          <table:table-cell office:value-type="float" office:value="124194" calcext:value-type="float">
            <text:p>124194</text:p>
          </table:table-cell>
          <table:table-cell/>
          <table:table-cell office:value-type="float" office:value="163212" calcext:value-type="float">
            <text:p>163212</text:p>
          </table:table-cell>
          <table:table-cell office:value-type="float" office:value="148280" calcext:value-type="float">
            <text:p>148280</text:p>
          </table:table-cell>
          <table:table-cell office:value-type="float" office:value="14932" calcext:value-type="float">
            <text:p>14932</text:p>
          </table:table-cell>
          <table:table-cell/>
          <table:table-cell office:value-type="float" office:value="153234" calcext:value-type="float">
            <text:p>153234</text:p>
          </table:table-cell>
          <table:table-cell office:value-type="float" office:value="132552" calcext:value-type="float">
            <text:p>132552</text:p>
          </table:table-cell>
          <table:table-cell office:value-type="float" office:value="20682" calcext:value-type="float">
            <text:p>20682</text:p>
          </table:table-cell>
          <table:table-cell/>
          <table:table-cell table:formula="of:=[.M15]/([.E15]+[.I15]+[.M15])" office:value-type="percentage" office:value="0.129417801361634" calcext:value-type="percentage">
            <text:p>12.94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236962" calcext:value-type="float">
            <text:p>1236962</text:p>
          </table:table-cell>
          <table:table-cell office:value-type="float" office:value="1114519" calcext:value-type="float">
            <text:p>1114519</text:p>
          </table:table-cell>
          <table:table-cell office:value-type="float" office:value="122443" calcext:value-type="float">
            <text:p>122443</text:p>
          </table:table-cell>
          <table:table-cell/>
          <table:table-cell office:value-type="float" office:value="163375" calcext:value-type="float">
            <text:p>163375</text:p>
          </table:table-cell>
          <table:table-cell office:value-type="float" office:value="146708" calcext:value-type="float">
            <text:p>146708</text:p>
          </table:table-cell>
          <table:table-cell office:value-type="float" office:value="16667" calcext:value-type="float">
            <text:p>16667</text:p>
          </table:table-cell>
          <table:table-cell/>
          <table:table-cell office:value-type="float" office:value="123346" calcext:value-type="float">
            <text:p>123346</text:p>
          </table:table-cell>
          <table:table-cell office:value-type="float" office:value="102650" calcext:value-type="float">
            <text:p>102650</text:p>
          </table:table-cell>
          <table:table-cell office:value-type="float" office:value="20696" calcext:value-type="float">
            <text:p>20696</text:p>
          </table:table-cell>
          <table:table-cell/>
          <table:table-cell table:formula="of:=[.M16]/([.E16]+[.I16]+[.M16])" office:value-type="percentage" office:value="0.129507027270566" calcext:value-type="percentage">
            <text:p>12.95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312469" calcext:value-type="float">
            <text:p>1312469</text:p>
          </table:table-cell>
          <table:table-cell office:value-type="float" office:value="1176769" calcext:value-type="float">
            <text:p>1176769</text:p>
          </table:table-cell>
          <table:table-cell office:value-type="float" office:value="135700" calcext:value-type="float">
            <text:p>135700</text:p>
          </table:table-cell>
          <table:table-cell/>
          <table:table-cell office:value-type="float" office:value="124568" calcext:value-type="float">
            <text:p>124568</text:p>
          </table:table-cell>
          <table:table-cell office:value-type="float" office:value="110634" calcext:value-type="float">
            <text:p>110634</text:p>
          </table:table-cell>
          <table:table-cell office:value-type="float" office:value="13934" calcext:value-type="float">
            <text:p>13934</text:p>
          </table:table-cell>
          <table:table-cell/>
          <table:table-cell office:value-type="float" office:value="86787" calcext:value-type="float">
            <text:p>86787</text:p>
          </table:table-cell>
          <table:table-cell office:value-type="float" office:value="76731" calcext:value-type="float">
            <text:p>76731</text:p>
          </table:table-cell>
          <table:table-cell office:value-type="float" office:value="10056" calcext:value-type="float">
            <text:p>10056</text:p>
          </table:table-cell>
          <table:table-cell/>
          <table:table-cell table:formula="of:=[.M17]/([.E17]+[.I17]+[.M17])" office:value-type="percentage" office:value="0.0629720082660154" calcext:value-type="percentage">
            <text:p>6.3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415562" calcext:value-type="float">
            <text:p>1415562</text:p>
          </table:table-cell>
          <table:table-cell office:value-type="float" office:value="1271654" calcext:value-type="float">
            <text:p>1271654</text:p>
          </table:table-cell>
          <table:table-cell office:value-type="float" office:value="143908" calcext:value-type="float">
            <text:p>143908</text:p>
          </table:table-cell>
          <table:table-cell/>
          <table:table-cell office:value-type="float" office:value="99155" calcext:value-type="float">
            <text:p>99155</text:p>
          </table:table-cell>
          <table:table-cell office:value-type="float" office:value="90262" calcext:value-type="float">
            <text:p>90262</text:p>
          </table:table-cell>
          <table:table-cell office:value-type="float" office:value="8893" calcext:value-type="float">
            <text:p>8893</text:p>
          </table:table-cell>
          <table:table-cell/>
          <table:table-cell office:value-type="float" office:value="43245" calcext:value-type="float">
            <text:p>43245</text:p>
          </table:table-cell>
          <table:table-cell office:value-type="float" office:value="36324" calcext:value-type="float">
            <text:p>36324</text:p>
          </table:table-cell>
          <table:table-cell office:value-type="float" office:value="6921" calcext:value-type="float">
            <text:p>6921</text:p>
          </table:table-cell>
          <table:table-cell/>
          <table:table-cell table:formula="of:=[.M18]/([.E18]+[.I18]+[.M18])" office:value-type="percentage" office:value="0.0433315385482275" calcext:value-type="percentage">
            <text:p>4.33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93173" calcext:value-type="float">
            <text:p>1293173</text:p>
          </table:table-cell>
          <table:table-cell office:value-type="float" office:value="1164031" calcext:value-type="float">
            <text:p>1164031</text:p>
          </table:table-cell>
          <table:table-cell office:value-type="float" office:value="129142" calcext:value-type="float">
            <text:p>129142</text:p>
          </table:table-cell>
          <table:table-cell/>
          <table:table-cell office:value-type="float" office:value="144350" calcext:value-type="float">
            <text:p>144350</text:p>
          </table:table-cell>
          <table:table-cell office:value-type="float" office:value="124541" calcext:value-type="float">
            <text:p>124541</text:p>
          </table:table-cell>
          <table:table-cell office:value-type="float" office:value="19809" calcext:value-type="float">
            <text:p>19809</text:p>
          </table:table-cell>
          <table:table-cell/>
          <table:table-cell office:value-type="float" office:value="89828" calcext:value-type="float">
            <text:p>89828</text:p>
          </table:table-cell>
          <table:table-cell office:value-type="float" office:value="78874" calcext:value-type="float">
            <text:p>78874</text:p>
          </table:table-cell>
          <table:table-cell office:value-type="float" office:value="10954" calcext:value-type="float">
            <text:p>10954</text:p>
          </table:table-cell>
          <table:table-cell/>
          <table:table-cell table:formula="of:=[.M19]/([.E19]+[.I19]+[.M19])" office:value-type="percentage" office:value="0.0685031737594197" calcext:value-type="percentage">
            <text:p>6.85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360208" calcext:value-type="float">
            <text:p>1360208</text:p>
          </table:table-cell>
          <table:table-cell office:value-type="float" office:value="1220092" calcext:value-type="float">
            <text:p>1220092</text:p>
          </table:table-cell>
          <table:table-cell office:value-type="float" office:value="140116" calcext:value-type="float">
            <text:p>140116</text:p>
          </table:table-cell>
          <table:table-cell/>
          <table:table-cell office:value-type="float" office:value="153758" calcext:value-type="float">
            <text:p>153758</text:p>
          </table:table-cell>
          <table:table-cell office:value-type="float" office:value="141213" calcext:value-type="float">
            <text:p>141213</text:p>
          </table:table-cell>
          <table:table-cell office:value-type="float" office:value="12545" calcext:value-type="float">
            <text:p>12545</text:p>
          </table:table-cell>
          <table:table-cell/>
          <table:table-cell office:value-type="float" office:value="44472" calcext:value-type="float">
            <text:p>44472</text:p>
          </table:table-cell>
          <table:table-cell office:value-type="float" office:value="37327" calcext:value-type="float">
            <text:p>37327</text:p>
          </table:table-cell>
          <table:table-cell office:value-type="float" office:value="7145" calcext:value-type="float">
            <text:p>7145</text:p>
          </table:table-cell>
          <table:table-cell/>
          <table:table-cell table:formula="of:=[.M20]/([.E20]+[.I20]+[.M20])" office:value-type="percentage" office:value="0.0447104614344893" calcext:value-type="percentage">
            <text:p>4.47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438619" calcext:value-type="float">
            <text:p>1438619</text:p>
          </table:table-cell>
          <table:table-cell office:value-type="float" office:value="1290723" calcext:value-type="float">
            <text:p>1290723</text:p>
          </table:table-cell>
          <table:table-cell office:value-type="float" office:value="147896" calcext:value-type="float">
            <text:p>147896</text:p>
          </table:table-cell>
          <table:table-cell/>
          <table:table-cell office:value-type="float" office:value="79473" calcext:value-type="float">
            <text:p>79473</text:p>
          </table:table-cell>
          <table:table-cell office:value-type="float" office:value="73179" calcext:value-type="float">
            <text:p>73179</text:p>
          </table:table-cell>
          <table:table-cell office:value-type="float" office:value="6294" calcext:value-type="float">
            <text:p>6294</text:p>
          </table:table-cell>
          <table:table-cell/>
          <table:table-cell office:value-type="float" office:value="36792" calcext:value-type="float">
            <text:p>36792</text:p>
          </table:table-cell>
          <table:table-cell office:value-type="float" office:value="31245" calcext:value-type="float">
            <text:p>31245</text:p>
          </table:table-cell>
          <table:table-cell office:value-type="float" office:value="5547" calcext:value-type="float">
            <text:p>5547</text:p>
          </table:table-cell>
          <table:table-cell/>
          <table:table-cell table:formula="of:=[.M21]/([.E21]+[.I21]+[.M21])" office:value-type="percentage" office:value="0.0347258305840225" calcext:value-type="percentage">
            <text:p>3.47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26209" calcext:value-type="float">
            <text:p>426209</text:p>
          </table:table-cell>
          <table:table-cell office:value-type="float" office:value="279279" calcext:value-type="float">
            <text:p>279279</text:p>
          </table:table-cell>
          <table:table-cell office:value-type="float" office:value="146930" calcext:value-type="float">
            <text:p>146930</text:p>
          </table:table-cell>
          <table:table-cell/>
          <table:table-cell office:value-type="float" office:value="15119" calcext:value-type="float">
            <text:p>15119</text:p>
          </table:table-cell>
          <table:table-cell office:value-type="float" office:value="8177" calcext:value-type="float">
            <text:p>8177</text:p>
          </table:table-cell>
          <table:table-cell office:value-type="float" office:value="6942" calcext:value-type="float">
            <text:p>6942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6677" calcext:value-type="float">
            <text:p>6677</text:p>
          </table:table-cell>
          <table:table-cell office:value-type="float" office:value="5826" calcext:value-type="float">
            <text:p>5826</text:p>
          </table:table-cell>
          <table:table-cell/>
          <table:table-cell table:formula="of:=[.M22]/([.E22]+[.I22]+[.M22])" office:value-type="percentage" office:value="0.0364813585642901" calcext:value-type="percentage">
            <text:p>3.65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101550" calcext:value-type="float">
            <text:p>1101550</text:p>
          </table:table-cell>
          <table:table-cell office:value-type="float" office:value="983806" calcext:value-type="float">
            <text:p>983806</text:p>
          </table:table-cell>
          <table:table-cell office:value-type="float" office:value="117744" calcext:value-type="float">
            <text:p>117744</text:p>
          </table:table-cell>
          <table:table-cell/>
          <table:table-cell office:value-type="float" office:value="194512" calcext:value-type="float">
            <text:p>194512</text:p>
          </table:table-cell>
          <table:table-cell office:value-type="float" office:value="174324" calcext:value-type="float">
            <text:p>174324</text:p>
          </table:table-cell>
          <table:table-cell office:value-type="float" office:value="20188" calcext:value-type="float">
            <text:p>20188</text:p>
          </table:table-cell>
          <table:table-cell/>
          <table:table-cell office:value-type="float" office:value="183204" calcext:value-type="float">
            <text:p>183204</text:p>
          </table:table-cell>
          <table:table-cell office:value-type="float" office:value="161282" calcext:value-type="float">
            <text:p>161282</text:p>
          </table:table-cell>
          <table:table-cell office:value-type="float" office:value="21922" calcext:value-type="float">
            <text:p>21922</text:p>
          </table:table-cell>
          <table:table-cell/>
          <table:table-cell table:formula="of:=[.M23]/([.E23]+[.I23]+[.M23])" office:value-type="percentage" office:value="0.137137638094761" calcext:value-type="percentage">
            <text:p>13.71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422356" calcext:value-type="float">
            <text:p>1422356</text:p>
          </table:table-cell>
          <table:table-cell office:value-type="float" office:value="1273918" calcext:value-type="float">
            <text:p>1273918</text:p>
          </table:table-cell>
          <table:table-cell office:value-type="float" office:value="148438" calcext:value-type="float">
            <text:p>148438</text:p>
          </table:table-cell>
          <table:table-cell/>
          <table:table-cell office:value-type="float" office:value="88953" calcext:value-type="float">
            <text:p>88953</text:p>
          </table:table-cell>
          <table:table-cell office:value-type="float" office:value="83096" calcext:value-type="float">
            <text:p>83096</text:p>
          </table:table-cell>
          <table:table-cell office:value-type="float" office:value="5857" calcext:value-type="float">
            <text:p>5857</text:p>
          </table:table-cell>
          <table:table-cell/>
          <table:table-cell office:value-type="float" office:value="39609" calcext:value-type="float">
            <text:p>39609</text:p>
          </table:table-cell>
          <table:table-cell office:value-type="float" office:value="34080" calcext:value-type="float">
            <text:p>34080</text:p>
          </table:table-cell>
          <table:table-cell office:value-type="float" office:value="5529" calcext:value-type="float">
            <text:p>5529</text:p>
          </table:table-cell>
          <table:table-cell/>
          <table:table-cell table:formula="of:=[.M24]/([.E24]+[.I24]+[.M24])" office:value-type="percentage" office:value="0.0345943037341075" calcext:value-type="percentage">
            <text:p>3.46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406294" calcext:value-type="float">
            <text:p>1406294</text:p>
          </table:table-cell>
          <table:table-cell office:value-type="float" office:value="1259217" calcext:value-type="float">
            <text:p>1259217</text:p>
          </table:table-cell>
          <table:table-cell office:value-type="float" office:value="147077" calcext:value-type="float">
            <text:p>147077</text:p>
          </table:table-cell>
          <table:table-cell/>
          <table:table-cell office:value-type="float" office:value="102642" calcext:value-type="float">
            <text:p>102642</text:p>
          </table:table-cell>
          <table:table-cell office:value-type="float" office:value="95512" calcext:value-type="float">
            <text:p>95512</text:p>
          </table:table-cell>
          <table:table-cell office:value-type="float" office:value="7130" calcext:value-type="float">
            <text:p>7130</text:p>
          </table:table-cell>
          <table:table-cell/>
          <table:table-cell office:value-type="float" office:value="39351" calcext:value-type="float">
            <text:p>39351</text:p>
          </table:table-cell>
          <table:table-cell office:value-type="float" office:value="33746" calcext:value-type="float">
            <text:p>33746</text:p>
          </table:table-cell>
          <table:table-cell office:value-type="float" office:value="5605" calcext:value-type="float">
            <text:p>5605</text:p>
          </table:table-cell>
          <table:table-cell/>
          <table:table-cell table:formula="of:=[.M25]/([.E25]+[.I25]+[.M25])" office:value-type="percentage" office:value="0.0350724601406653" calcext:value-type="percentage">
            <text:p>3.51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428365" calcext:value-type="float">
            <text:p>1428365</text:p>
          </table:table-cell>
          <table:table-cell office:value-type="float" office:value="1280457" calcext:value-type="float">
            <text:p>1280457</text:p>
          </table:table-cell>
          <table:table-cell office:value-type="float" office:value="147908" calcext:value-type="float">
            <text:p>147908</text:p>
          </table:table-cell>
          <table:table-cell/>
          <table:table-cell office:value-type="float" office:value="90148" calcext:value-type="float">
            <text:p>90148</text:p>
          </table:table-cell>
          <table:table-cell office:value-type="float" office:value="84255" calcext:value-type="float">
            <text:p>84255</text:p>
          </table:table-cell>
          <table:table-cell office:value-type="float" office:value="5893" calcext:value-type="float">
            <text:p>5893</text:p>
          </table:table-cell>
          <table:table-cell/>
          <table:table-cell office:value-type="float" office:value="39561" calcext:value-type="float">
            <text:p>39561</text:p>
          </table:table-cell>
          <table:table-cell office:value-type="float" office:value="33562" calcext:value-type="float">
            <text:p>33562</text:p>
          </table:table-cell>
          <table:table-cell office:value-type="float" office:value="5999" calcext:value-type="float">
            <text:p>5999</text:p>
          </table:table-cell>
          <table:table-cell/>
          <table:table-cell table:formula="of:=[.M26]/([.E26]+[.I26]+[.M26])" office:value-type="percentage" office:value="0.037540675844806" calcext:value-type="percentage">
            <text:p>3.75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398616" calcext:value-type="float">
            <text:p>1398616</text:p>
          </table:table-cell>
          <table:table-cell office:value-type="float" office:value="1251289" calcext:value-type="float">
            <text:p>1251289</text:p>
          </table:table-cell>
          <table:table-cell office:value-type="float" office:value="147327" calcext:value-type="float">
            <text:p>147327</text:p>
          </table:table-cell>
          <table:table-cell/>
          <table:table-cell office:value-type="float" office:value="108572" calcext:value-type="float">
            <text:p>108572</text:p>
          </table:table-cell>
          <table:table-cell office:value-type="float" office:value="102369" calcext:value-type="float">
            <text:p>102369</text:p>
          </table:table-cell>
          <table:table-cell office:value-type="float" office:value="6203" calcext:value-type="float">
            <text:p>6203</text:p>
          </table:table-cell>
          <table:table-cell/>
          <table:table-cell office:value-type="float" office:value="42984" calcext:value-type="float">
            <text:p>42984</text:p>
          </table:table-cell>
          <table:table-cell office:value-type="float" office:value="36766" calcext:value-type="float">
            <text:p>36766</text:p>
          </table:table-cell>
          <table:table-cell office:value-type="float" office:value="6218" calcext:value-type="float">
            <text:p>6218</text:p>
          </table:table-cell>
          <table:table-cell/>
          <table:table-cell table:formula="of:=[.M27]/([.E27]+[.I27]+[.M27])" office:value-type="percentage" office:value="0.0389238049928638" calcext:value-type="percentage">
            <text:p>3.89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199114" calcext:value-type="float">
            <text:p>1199114</text:p>
          </table:table-cell>
          <table:table-cell office:value-type="float" office:value="1066439" calcext:value-type="float">
            <text:p>1066439</text:p>
          </table:table-cell>
          <table:table-cell office:value-type="float" office:value="132675" calcext:value-type="float">
            <text:p>132675</text:p>
          </table:table-cell>
          <table:table-cell/>
          <table:table-cell office:value-type="float" office:value="176747" calcext:value-type="float">
            <text:p>176747</text:p>
          </table:table-cell>
          <table:table-cell office:value-type="float" office:value="168731" calcext:value-type="float">
            <text:p>168731</text:p>
          </table:table-cell>
          <table:table-cell office:value-type="float" office:value="8016" calcext:value-type="float">
            <text:p>8016</text:p>
          </table:table-cell>
          <table:table-cell/>
          <table:table-cell office:value-type="float" office:value="136147" calcext:value-type="float">
            <text:p>136147</text:p>
          </table:table-cell>
          <table:table-cell office:value-type="float" office:value="117082" calcext:value-type="float">
            <text:p>117082</text:p>
          </table:table-cell>
          <table:table-cell office:value-type="float" office:value="19065" calcext:value-type="float">
            <text:p>19065</text:p>
          </table:table-cell>
          <table:table-cell/>
          <table:table-cell table:formula="of:=[.M28]/([.E28]+[.I28]+[.M28])" office:value-type="percentage" office:value="0.119338240817246" calcext:value-type="percentage">
            <text:p>11.93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424960" calcext:value-type="float">
            <text:p>1424960</text:p>
          </table:table-cell>
          <table:table-cell office:value-type="float" office:value="1277255" calcext:value-type="float">
            <text:p>1277255</text:p>
          </table:table-cell>
          <table:table-cell office:value-type="float" office:value="147705" calcext:value-type="float">
            <text:p>147705</text:p>
          </table:table-cell>
          <table:table-cell/>
          <table:table-cell office:value-type="float" office:value="89302" calcext:value-type="float">
            <text:p>89302</text:p>
          </table:table-cell>
          <table:table-cell office:value-type="float" office:value="83109" calcext:value-type="float">
            <text:p>83109</text:p>
          </table:table-cell>
          <table:table-cell office:value-type="float" office:value="6193" calcext:value-type="float">
            <text:p>6193</text:p>
          </table:table-cell>
          <table:table-cell/>
          <table:table-cell office:value-type="float" office:value="40099" calcext:value-type="float">
            <text:p>40099</text:p>
          </table:table-cell>
          <table:table-cell office:value-type="float" office:value="34204" calcext:value-type="float">
            <text:p>34204</text:p>
          </table:table-cell>
          <table:table-cell office:value-type="float" office:value="5895" calcext:value-type="float">
            <text:p>5895</text:p>
          </table:table-cell>
          <table:table-cell/>
          <table:table-cell table:formula="of:=[.M29]/([.E29]+[.I29]+[.M29])" office:value-type="percentage" office:value="0.0368914783501155" calcext:value-type="percentage">
            <text:p>3.69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43560" calcext:value-type="float">
            <text:p>343560</text:p>
          </table:table-cell>
          <table:table-cell office:value-type="float" office:value="198001" calcext:value-type="float">
            <text:p>198001</text:p>
          </table:table-cell>
          <table:table-cell office:value-type="float" office:value="145559" calcext:value-type="float">
            <text:p>145559</text:p>
          </table:table-cell>
          <table:table-cell/>
          <table:table-cell office:value-type="float" office:value="17467" calcext:value-type="float">
            <text:p>17467</text:p>
          </table:table-cell>
          <table:table-cell office:value-type="float" office:value="9698" calcext:value-type="float">
            <text:p>9698</text:p>
          </table:table-cell>
          <table:table-cell office:value-type="float" office:value="7769" calcext:value-type="float">
            <text:p>7769</text:p>
          </table:table-cell>
          <table:table-cell/>
          <table:table-cell office:value-type="float" office:value="13419" calcext:value-type="float">
            <text:p>13419</text:p>
          </table:table-cell>
          <table:table-cell office:value-type="float" office:value="6984" calcext:value-type="float">
            <text:p>6984</text:p>
          </table:table-cell>
          <table:table-cell office:value-type="float" office:value="6435" calcext:value-type="float">
            <text:p>6435</text:p>
          </table:table-cell>
          <table:table-cell/>
          <table:table-cell table:formula="of:=[.M30]/([.E30]+[.I30]+[.M30])" office:value-type="percentage" office:value="0.0402784123983651" calcext:value-type="percentage">
            <text:p>4.03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431263" calcext:value-type="float">
            <text:p>1431263</text:p>
          </table:table-cell>
          <table:table-cell office:value-type="float" office:value="1283012" calcext:value-type="float">
            <text:p>1283012</text:p>
          </table:table-cell>
          <table:table-cell office:value-type="float" office:value="148251" calcext:value-type="float">
            <text:p>148251</text:p>
          </table:table-cell>
          <table:table-cell/>
          <table:table-cell office:value-type="float" office:value="83586" calcext:value-type="float">
            <text:p>83586</text:p>
          </table:table-cell>
          <table:table-cell office:value-type="float" office:value="77778" calcext:value-type="float">
            <text:p>77778</text:p>
          </table:table-cell>
          <table:table-cell office:value-type="float" office:value="5808" calcext:value-type="float">
            <text:p>5808</text:p>
          </table:table-cell>
          <table:table-cell/>
          <table:table-cell office:value-type="float" office:value="39028" calcext:value-type="float">
            <text:p>39028</text:p>
          </table:table-cell>
          <table:table-cell office:value-type="float" office:value="33390" calcext:value-type="float">
            <text:p>33390</text:p>
          </table:table-cell>
          <table:table-cell office:value-type="float" office:value="5638" calcext:value-type="float">
            <text:p>5638</text:p>
          </table:table-cell>
          <table:table-cell/>
          <table:table-cell table:formula="of:=[.M31]/([.E31]+[.I31]+[.M31])" office:value-type="percentage" office:value="0.0353043576272566" calcext:value-type="percentage">
            <text:p>3.53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428665" calcext:value-type="float">
            <text:p>1428665</text:p>
          </table:table-cell>
          <table:table-cell office:value-type="float" office:value="1280532" calcext:value-type="float">
            <text:p>1280532</text:p>
          </table:table-cell>
          <table:table-cell office:value-type="float" office:value="148133" calcext:value-type="float">
            <text:p>148133</text:p>
          </table:table-cell>
          <table:table-cell/>
          <table:table-cell office:value-type="float" office:value="92936" calcext:value-type="float">
            <text:p>92936</text:p>
          </table:table-cell>
          <table:table-cell office:value-type="float" office:value="86940" calcext:value-type="float">
            <text:p>86940</text:p>
          </table:table-cell>
          <table:table-cell office:value-type="float" office:value="5996" calcext:value-type="float">
            <text:p>5996</text:p>
          </table:table-cell>
          <table:table-cell/>
          <table:table-cell office:value-type="float" office:value="39859" calcext:value-type="float">
            <text:p>39859</text:p>
          </table:table-cell>
          <table:table-cell office:value-type="float" office:value="34171" calcext:value-type="float">
            <text:p>34171</text:p>
          </table:table-cell>
          <table:table-cell office:value-type="float" office:value="5688" calcext:value-type="float">
            <text:p>5688</text:p>
          </table:table-cell>
          <table:table-cell/>
          <table:table-cell table:formula="of:=[.M32]/([.E32]+[.I32]+[.M32])" office:value-type="percentage" office:value="0.0355907068709837" calcext:value-type="percentage">
            <text:p>3.56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251068" calcext:value-type="float">
            <text:p>1251068</text:p>
          </table:table-cell>
          <table:table-cell office:value-type="float" office:value="1120689" calcext:value-type="float">
            <text:p>1120689</text:p>
          </table:table-cell>
          <table:table-cell office:value-type="float" office:value="130379" calcext:value-type="float">
            <text:p>130379</text:p>
          </table:table-cell>
          <table:table-cell/>
          <table:table-cell office:value-type="float" office:value="138819" calcext:value-type="float">
            <text:p>138819</text:p>
          </table:table-cell>
          <table:table-cell office:value-type="float" office:value="128501" calcext:value-type="float">
            <text:p>128501</text:p>
          </table:table-cell>
          <table:table-cell office:value-type="float" office:value="10318" calcext:value-type="float">
            <text:p>10318</text:p>
          </table:table-cell>
          <table:table-cell/>
          <table:table-cell office:value-type="float" office:value="123322" calcext:value-type="float">
            <text:p>123322</text:p>
          </table:table-cell>
          <table:table-cell office:value-type="float" office:value="104122" calcext:value-type="float">
            <text:p>104122</text:p>
          </table:table-cell>
          <table:table-cell office:value-type="float" office:value="19200" calcext:value-type="float">
            <text:p>19200</text:p>
          </table:table-cell>
          <table:table-cell/>
          <table:table-cell table:formula="of:=[.M33]/([.E33]+[.I33]+[.M33])" office:value-type="percentage" office:value="0.120077299761722" calcext:value-type="percentage">
            <text:p>12.01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68836281699904" calcext:value-type="percentage">
            <text:p>6.8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7:07:40.426848486</dc:date>
    <meta:editing-duration>PT1M26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